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cm" fo:margin-bottom="0cm" style:contextual-spacing="false"/>
    </style:style>
    <style:style style:name="P18" style:family="paragraph" style:parent-style-name="Text_20_body" style:list-style-name="L10"/>
    <style:style style:name="P19" style:family="paragraph" style:parent-style-name="Text_20_body" style:list-style-name="L10">
      <style:paragraph-properties fo:margin-top="0cm" fo:margin-bottom="0cm" style:contextual-spacing="false"/>
    </style:style>
    <style:style style:name="P20" style:family="paragraph" style:parent-style-name="Text_20_body" style:list-style-name="L11"/>
    <style:style style:name="P21" style:family="paragraph" style:parent-style-name="Text_20_body" style:list-style-name="L11">
      <style:paragraph-properties fo:margin-top="0cm" fo:margin-bottom="0cm" style:contextual-spacing="false"/>
    </style:style>
    <style:style style:name="P22" style:family="paragraph" style:parent-style-name="Text_20_body" style:list-style-name="L12"/>
    <style:style style:name="P23" style:family="paragraph" style:parent-style-name="Text_20_body" style:list-style-name="L12">
      <style:paragraph-properties fo:margin-top="0cm" fo:margin-bottom="0cm" style:contextual-spacing="false"/>
    </style:style>
    <style:style style:name="P24" style:family="paragraph" style:parent-style-name="Text_20_body" style:list-style-name="L13"/>
    <style:style style:name="P25" style:family="paragraph" style:parent-style-name="Text_20_body" style:list-style-name="L13">
      <style:paragraph-properties fo:margin-top="0cm" fo:margin-bottom="0cm" style:contextual-spacing="false"/>
    </style:style>
    <style:style style:name="P26" style:family="paragraph" style:parent-style-name="Text_20_body" style:list-style-name="L14"/>
    <style:style style:name="P27" style:family="paragraph" style:parent-style-name="Text_20_body" style:list-style-name="L14">
      <style:paragraph-properties fo:margin-top="0cm" fo:margin-bottom="0cm" style:contextual-spacing="false"/>
    </style:style>
    <style:style style:name="P28" style:family="paragraph" style:parent-style-name="Text_20_body" style:list-style-name="L15"/>
    <style:style style:name="P29" style:family="paragraph" style:parent-style-name="Text_20_body" style:list-style-name="L15">
      <style:paragraph-properties fo:margin-top="0cm" fo:margin-bottom="0cm" style:contextual-spacing="false"/>
    </style:style>
    <style:style style:name="P30" style:family="paragraph" style:parent-style-name="Text_20_body" style:list-style-name="L16"/>
    <style:style style:name="P31" style:family="paragraph" style:parent-style-name="Text_20_body" style:list-style-name="L16">
      <style:paragraph-properties fo:margin-top="0cm" fo:margin-bottom="0cm" style:contextual-spacing="false"/>
    </style:style>
    <style:style style:name="P32" style:family="paragraph" style:parent-style-name="Text_20_body" style:list-style-name="L17"/>
    <style:style style:name="P33" style:family="paragraph" style:parent-style-name="Text_20_body" style:list-style-name="L17">
      <style:paragraph-properties fo:margin-top="0cm" fo:margin-bottom="0cm" style:contextual-spacing="false"/>
    </style:style>
    <style:style style:name="P34" style:family="paragraph" style:parent-style-name="Text_20_body" style:list-style-name="L18"/>
    <style:style style:name="P35" style:family="paragraph" style:parent-style-name="Text_20_body" style:list-style-name="L18">
      <style:paragraph-properties fo:margin-top="0cm" fo:margin-bottom="0cm" style:contextual-spacing="false"/>
    </style:style>
    <style:style style:name="P36" style:family="paragraph" style:parent-style-name="Text_20_body" style:list-style-name="L19"/>
    <style:style style:name="P37" style:family="paragraph" style:parent-style-name="Text_20_body" style:list-style-name="L19">
      <style:paragraph-properties fo:margin-top="0cm" fo:margin-bottom="0cm" style:contextual-spacing="false"/>
    </style:style>
    <style:style style:name="P38" style:family="paragraph" style:parent-style-name="Text_20_body" style:list-style-name="L20"/>
    <style:style style:name="P39" style:family="paragraph" style:parent-style-name="Text_20_body" style:list-style-name="L20">
      <style:paragraph-properties fo:margin-top="0cm" fo:margin-bottom="0cm" style:contextual-spacing="false"/>
    </style:style>
    <style:style style:name="P40" style:family="paragraph" style:parent-style-name="Text_20_body" style:list-style-name="L21"/>
    <style:style style:name="P41" style:family="paragraph" style:parent-style-name="Text_20_body" style:list-style-name="L21">
      <style:paragraph-properties fo:margin-top="0cm" fo:margin-bottom="0cm" style:contextual-spacing="false"/>
    </style:style>
    <style:style style:name="P42" style:family="paragraph" style:parent-style-name="Text_20_body" style:list-style-name="L22"/>
    <style:style style:name="P43" style:family="paragraph" style:parent-style-name="Text_20_body" style:list-style-name="L22">
      <style:paragraph-properties fo:margin-top="0cm" fo:margin-bottom="0cm" style:contextual-spacing="false"/>
    </style:style>
    <style:style style:name="T1" style:family="text">
      <style:text-properties officeooo:rsid="001ae52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Documento de Arquitetura do Sistema (DAS)</text:h>
      <text:h text:style-name="Heading_20_4" text:outline-level="4">1. Visão Geral</text:h>
      <text:p text:style-name="Text_20_body">Este Documento de Arquitetura do Sistema define a estrutura e organização do aplicativo mobile para gestão de bovinos. Ele abrange as principais componentes, tecnologias utilizadas, padrões adotados e considerações importantes para o desenvolvimento e manutenção do sistema.</text:p>
      <text:h text:style-name="Heading_20_4" text:outline-level="4">2. Componentes Principais</text:h>
      <text:h text:style-name="Heading_20_5" text:outline-level="5">2.1 Aplicativo Mobile</text:h>
      <text:list text:style-name="L1">
        <text:list-item>
          <text:p text:style-name="P2">Desenvolvido em <text:span text:style-name="T1">React Native (typescript)</text:span> para Android e iOS </text:p>
        </text:list-item>
        <text:list-item>
          <text:p text:style-name="P2">Interface responsiva com design Material Design </text:p>
        </text:list-item>
        <text:list-item>
          <text:p text:style-name="P1">Capacidade de funcionamento offline com sincronização online </text:p>
        </text:list-item>
      </text:list>
      <text:h text:style-name="Heading_20_5" text:outline-level="5">2.2 Backend</text:h>
      <text:list text:style-name="L2">
        <text:list-item>
          <text:p text:style-name="P4">Servidor web hospedado em nuvem (AWS ou Google Cloud) </text:p>
        </text:list-item>
        <text:list-item>
          <text:p text:style-name="P4">API RESTful para comunicação entre frontend e backend </text:p>
        </text:list-item>
        <text:list-item>
          <text:p text:style-name="P3">Banco de dados NoSQL (MongoDB <text:span text:style-name="T1">ou firebase</text:span>) para armazenamento flexível dos dados </text:p>
        </text:list-item>
      </text:list>
      <text:h text:style-name="Heading_20_5" text:outline-level="5">2.3 Banco de Dados</text:h>
      <text:list text:style-name="L3">
        <text:list-item>
          <text:p text:style-name="P6">Estrutura de banco de dados <text:s/></text:p>
        </text:list-item>
        <text:list-item>
          <text:p text:style-name="P6">Coleções para: </text:p>
          <text:list>
            <text:list-item>
              <text:p text:style-name="P6">Usuários </text:p>
            </text:list-item>
            <text:list-item>
              <text:p text:style-name="P6">Lotes de bovinos </text:p>
            </text:list-item>
            <text:list-item>
              <text:p text:style-name="P6">Eventos (vacinação, reprodução, etc.) </text:p>
            </text:list-item>
            <text:list-item>
              <text:p text:style-name="P6">Rações </text:p>
            </text:list-item>
            <text:list-item>
              <text:p text:style-name="P5">Relatórios financeiros </text:p>
            </text:list-item>
          </text:list>
        </text:list-item>
      </text:list>
      <text:h text:style-name="Heading_20_5" text:outline-level="5">2.4 Serviços Externos</text:h>
      <text:list text:style-name="L4">
        <text:list-item>
          <text:p text:style-name="P7">Serviço de notificações push (Firebase Cloud Messaging) </text:p>
        </text:list-item>
      </text:list>
      <text:h text:style-name="Heading_20_4" text:outline-level="4">3. Tecnologias e Padrões Utilizados</text:h>
      <text:h text:style-name="Heading_20_5" text:outline-level="5">3.1 Frontend (Aplicativo Mobile)</text:h>
      <text:list text:style-name="L5">
        <text:list-item>
          <text:p text:style-name="P9"><text:span text:style-name="T1">Biblioteca React Native</text:span> para desenvolvimento multi-plataforma </text:p>
        </text:list-item>
        <text:list-item>
          <text:p text:style-name="P9">Biblioteca Firebase para autenticação e serviços de nuvem </text:p>
        </text:list-item>
        <text:list-item>
          <text:p text:style-name="P8">Biblioteca SQLite para armazenamento offline </text:p>
        </text:list-item>
      </text:list>
      <text:h text:style-name="Heading_20_5" text:outline-level="5">3.2 Backend</text:h>
      <text:list text:style-name="L6">
        <text:list-item>
          <text:p text:style-name="P11">Linguagem de programação Node.js </text:p>
        </text:list-item>
        <text:list-item>
          <text:p text:style-name="P11">Framework Express.js para construção da API RESTful </text:p>
        </text:list-item>
        <text:list-item>
          <text:p text:style-name="P10">ORM Mongoose para interação com MongoDB </text:p>
        </text:list-item>
      </text:list>
      <text:h text:style-name="Heading_20_5" text:outline-level="5">3.3 Banco de Dados</text:h>
      <text:list text:style-name="L7">
        <text:list-item>
          <text:p text:style-name="P13">MongoDB com índices e partições para escalabilidade </text:p>
        </text:list-item>
        <text:list-item>
          <text:p text:style-name="P12">Indexação eficiente para consultas rápidas </text:p>
        </text:list-item>
      </text:list>
      <text:h text:style-name="Heading_20_5" text:outline-level="5"><text:soft-page-break/>3.4 Serviços Externos</text:h>
      <text:list text:style-name="L8">
        <text:list-item>
          <text:p text:style-name="P15">Firebase Cloud Messaging para notificações push </text:p>
        </text:list-item>
        <text:list-item>
          <text:p text:style-name="P14">AWS Lambda para processamento assíncrono (opcional) </text:p>
        </text:list-item>
      </text:list>
      <text:h text:style-name="Heading_20_4" text:outline-level="4">4. Arquitetura do Sistema</text:h>
      <text:p text:style-name="Text_20_body">O sistema seguirá uma arquitetura baseada em microsserviços:</text:p>
      <text:list text:style-name="L9">
        <text:list-item>
          <text:p text:style-name="P17">Aplicativo Mobile (Frontend): </text:p>
          <text:list>
            <text:list-item>
              <text:p text:style-name="P17">Interface gráfica responsiva </text:p>
            </text:list-item>
            <text:list-item>
              <text:p text:style-name="P16">Armazenamento local com sincronização assíncrona </text:p>
            </text:list-item>
          </text:list>
        </text:list-item>
      </text:list>
      <text:list text:style-name="L10">
        <text:list-item>
          <text:p text:style-name="P19">Serviço de Autenticação: </text:p>
          <text:list>
            <text:list-item>
              <text:p text:style-name="P18">Gerenciamento de usuários e sessões </text:p>
            </text:list-item>
          </text:list>
        </text:list-item>
      </text:list>
      <text:list text:style-name="L11">
        <text:list-item>
          <text:p text:style-name="P21">Serviço de Lote: </text:p>
          <text:list>
            <text:list-item>
              <text:p text:style-name="P21">Gerenciamento de lotes de bovinos </text:p>
            </text:list-item>
            <text:list-item>
              <text:p text:style-name="P20">Cálculo de pesos e valores </text:p>
            </text:list-item>
          </text:list>
        </text:list-item>
      </text:list>
      <text:list text:style-name="L12">
        <text:list-item>
          <text:p text:style-name="P23">Serviço de Evento: </text:p>
          <text:list>
            <text:list-item>
              <text:p text:style-name="P22">Armazenamento e notificação de eventos importantes </text:p>
            </text:list-item>
          </text:list>
        </text:list-item>
      </text:list>
      <text:list text:style-name="L13">
        <text:list-item>
          <text:p text:style-name="P25">Serviço Financeiro: </text:p>
          <text:list>
            <text:list-item>
              <text:p text:style-name="P25">Controle de gastos e receitas </text:p>
            </text:list-item>
            <text:list-item>
              <text:p text:style-name="P24">Geração de relatórios financeiros </text:p>
            </text:list-item>
          </text:list>
        </text:list-item>
      </text:list>
      <text:list text:style-name="L14">
        <text:list-item>
          <text:p text:style-name="P27">Serviço de Ração: </text:p>
          <text:list>
            <text:list-item>
              <text:p text:style-name="P26">Cálculo e detalhamento de rações </text:p>
            </text:list-item>
          </text:list>
        </text:list-item>
      </text:list>
      <text:list text:style-name="L15">
        <text:list-item>
          <text:p text:style-name="P29">Serviço de Notificações: </text:p>
          <text:list>
            <text:list-item>
              <text:p text:style-name="P28">Envio de alertas e atualizações </text:p>
            </text:list-item>
          </text:list>
        </text:list-item>
      </text:list>
      <text:list text:style-name="L16">
        <text:list-item>
          <text:p text:style-name="P31">Serviço de Backup e Recuperação: </text:p>
          <text:list>
            <text:list-item>
              <text:p text:style-name="P31">Cópias de segurança dos dados </text:p>
            </text:list-item>
            <text:list-item>
              <text:p text:style-name="P30">Procedimentos de restauração </text:p>
            </text:list-item>
          </text:list>
        </text:list-item>
      </text:list>
      <text:h text:style-name="Heading_20_4" text:outline-level="4">5. Considerações Importantes</text:h>
      <text:h text:style-name="Heading_20_5" text:outline-level="5">5.1 Escalabilidade</text:h>
      <text:list text:style-name="L17">
        <text:list-item>
          <text:p text:style-name="P33">O uso de microsserviços permite fácil escalabilidade de cada componente individualmente </text:p>
        </text:list-item>
        <text:list-item>
          <text:p text:style-name="P32">Implementação de balanceamento de carga para o backend </text:p>
        </text:list-item>
      </text:list>
      <text:h text:style-name="Heading_20_5" text:outline-level="5">5.2 Segurança</text:h>
      <text:list text:style-name="L18">
        <text:list-item>
          <text:p text:style-name="P35">Autenticação robusta com tokens JWT </text:p>
        </text:list-item>
        <text:list-item>
          <text:p text:style-name="P35">Criptografia de dados sensíveis em trânsito e repouso </text:p>
        </text:list-item>
        <text:list-item>
          <text:p text:style-name="P34">Firewall e monitoramento de rede </text:p>
        </text:list-item>
      </text:list>
      <text:h text:style-name="Heading_20_5" text:outline-level="5">5.3 Manutenção e Atualização</text:h>
      <text:list text:style-name="L19">
        <text:list-item>
          <text:p text:style-name="P37">Sistema de logs centralizado para facilitar diagnóstico de problemas </text:p>
        </text:list-item>
        <text:list-item>
          <text:p text:style-name="P36">Procedimentos de atualização gradual dos microsserviços </text:p>
        </text:list-item>
      </text:list>
      <text:h text:style-name="Heading_20_5" text:outline-level="5"><text:soft-page-break/>5.4 Integração com Terceiros</text:h>
      <text:list text:style-name="L20">
        <text:list-item>
          <text:p text:style-name="P39">Documentação clara para integrações futuras com sistemas externos </text:p>
        </text:list-item>
        <text:list-item>
          <text:p text:style-name="P38">Uso de padrões como RESTful APIs para facilitar a integração </text:p>
        </text:list-item>
      </text:list>
      <text:h text:style-name="Heading_20_4" text:outline-level="4">6. Limitações Técnicas</text:h>
      <text:list text:style-name="L21">
        <text:list-item>
          <text:p text:style-name="P41">O sistema não substituirá equipamentos específicos da fazenda (por exemplo, balanças eletrônicas) </text:p>
        </text:list-item>
        <text:list-item>
          <text:p text:style-name="P40">Limitações de precisão em cálculos baseados em dados inseridos pelos usuários </text:p>
        </text:list-item>
      </text:list>
      <text:h text:style-name="Heading_20_4" text:outline-level="4">7. Considerações Legais e Éticas</text:h>
      <text:list text:style-name="L22">
        <text:list-item>
          <text:p text:style-name="P43">O sistema não substituirá a assistência técnica veterinária ou nutricional </text:p>
        </text:list-item>
        <text:list-item>
          <text:p text:style-name="P42">Respeito à privacidade dos dados dos usuários conforme legislação local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11:51:16.272847606</meta:creation-date>
    <dc:date>2024-11-29T11:59:28.350575705</dc:date>
    <meta:editing-duration>PT8M12S</meta:editing-duration>
    <meta:editing-cycles>1</meta:editing-cycles>
    <meta:document-statistic meta:table-count="0" meta:image-count="0" meta:object-count="0" meta:page-count="3" meta:paragraph-count="79" meta:word-count="501" meta:character-count="3341" meta:non-whitespace-character-count="2918"/>
    <meta:generator>LibreOffice/7.4.7.2$Linux_X86_64 LibreOffice_project/40$Build-2</meta:generator>
  </office:meta>
</office:document-meta>
</file>